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!-- Generated by Aspose.Words for Cloud for .NET 20.11.0 -->
  <office:font-face-decls>
    <style:font-face style:name="Courier New" svg:font-family="Courier New"/>
    <style:font-face style:name="Times New Roman" svg:font-family="Times New Roman"/>
  </office:font-face-decls>
  <office:automatic-styles>
    <style:style style:name="P1" style:family="paragraph" style:parent-style-name="Heading_20_1" style:master-page-name="Standard">
      <style:paragraph-properties fo:margin-top="0cm" fo:margin-bottom="0.527cm"/>
    </style:style>
    <style:style style:name="T1_1" style:family="text">
      <style:text-properties fo:font-style="normal" style:font-style-asian="normal" style:font-name="Times New Roman" fo:font-size="18pt" style:font-name-asian="Times New Roman" style:font-size-asian="18pt" style:font-name-complex="Times New Roman" style:font-size-complex="18pt" fo:language="none" fo:language-asian="none" fo:language-complex="none"/>
    </style:style>
    <style:style style:name="Table1" style:family="table">
      <style:table-properties table:align="left" style:width="16.404cm" style:rel-width="100%" fo:margin-left="0.026cm" style:writing-mode="lr-tb"/>
    </style:style>
    <style:style style:name="Column1" style:family="table-column">
      <style:table-column-properties style:column-width="5.413cm"/>
    </style:style>
    <style:style style:name="Column2" style:family="table-column">
      <style:table-column-properties style:column-width="10.991cm"/>
    </style:style>
    <style:style style:name="Row1" style:family="table-row"/>
    <style:style style:name="Cell1" style:family="table-cell">
      <style:table-cell-properties style:vertical-align="middle" fo:padding-top="0.026cm" fo:padding-bottom="0.026cm" fo:padding-left="0.026cm" fo:padding-right="0.026cm" fo:wrap-option="wrap"/>
    </style:style>
    <style:style style:name="P2" style:family="paragraph" style:parent-style-name="Normal"/>
    <style:style style:name="T2_1" style:family="text">
      <style:text-properties fo:language="none" fo:language-asian="none" fo:language-complex="none" fo:font-weight="bold" style:font-weight-asian="bold" style:font-weight-complex="bold"/>
    </style:style>
    <style:style style:name="Cell2" style:family="table-cell">
      <style:table-cell-properties style:vertical-align="middle" fo:padding-top="0.026cm" fo:padding-bottom="0.026cm" fo:padding-left="0.026cm" fo:padding-right="0.026cm" fo:wrap-option="wrap"/>
    </style:style>
    <style:style style:name="P3" style:family="paragraph" style:parent-style-name="Normal"/>
    <style:style style:name="T3_1" style:family="text"/>
    <style:style style:name="Row2" style:family="table-row"/>
    <style:style style:name="Cell3" style:family="table-cell">
      <style:table-cell-properties style:vertical-align="middle" fo:padding-top="0.026cm" fo:padding-bottom="0.026cm" fo:padding-left="0.026cm" fo:padding-right="0.026cm" fo:wrap-option="wrap"/>
    </style:style>
    <style:style style:name="P4" style:family="paragraph" style:parent-style-name="Normal"/>
    <style:style style:name="T4_1" style:family="text">
      <style:text-properties fo:language="none" fo:language-asian="none" fo:language-complex="none" fo:font-weight="bold" style:font-weight-asian="bold" style:font-weight-complex="bold"/>
    </style:style>
    <style:style style:name="Cell4" style:family="table-cell">
      <style:table-cell-properties style:vertical-align="middle" fo:padding-top="0.026cm" fo:padding-bottom="0.026cm" fo:padding-left="0.026cm" fo:padding-right="0.026cm" fo:wrap-option="wrap"/>
    </style:style>
    <style:style style:name="P5" style:family="paragraph" style:parent-style-name="Normal"/>
    <style:style style:name="T5_1" style:family="text"/>
    <style:style style:name="P6" style:family="paragraph" style:parent-style-name="Heading_20_2">
      <style:paragraph-properties fo:margin-top="0.527cm" fo:margin-bottom="0.527cm"/>
    </style:style>
    <style:style style:name="T6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7" style:family="paragraph" style:parent-style-name="Normal">
      <style:paragraph-properties fo:margin-top="0.423cm"/>
    </style:style>
    <style:style style:name="T7_1" style:family="text"/>
    <style:style style:name="T7_2" style:family="text">
      <style:text-properties fo:font-style="italic" style:font-style-asian="italic" style:font-style-complex="italic" fo:language="none" fo:language-asian="none" fo:language-complex="none"/>
    </style:style>
    <style:style style:name="T7_3" style:family="text"/>
    <style:style style:name="P8" style:family="paragraph" style:parent-style-name="Normal">
      <style:paragraph-properties fo:margin-top="0.423cm"/>
    </style:style>
    <style:style style:name="T8_1" style:family="text"/>
    <style:style style:name="T8_2" style:family="text">
      <style:text-properties fo:font-style="italic" style:font-style-asian="italic" style:font-style-complex="italic" fo:language="none" fo:language-asian="none" fo:language-complex="none"/>
    </style:style>
    <style:style style:name="T8_3" style:family="text"/>
    <style:style style:name="P9" style:family="paragraph" style:parent-style-name="Heading_20_2">
      <style:paragraph-properties fo:margin-top="0.527cm" fo:margin-bottom="0.527cm"/>
    </style:style>
    <style:style style:name="T9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10" style:family="paragraph" style:parent-style-name="Heading_20_3">
      <style:paragraph-properties fo:margin-top="0.496cm" fo:margin-bottom="0.496cm"/>
    </style:style>
    <style:style style:name="T10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11" style:family="paragraph" style:parent-style-name="Normal">
      <style:paragraph-properties fo:margin-top="0.423cm"/>
    </style:style>
    <style:style style:name="T11_1" style:family="text"/>
    <style:style style:name="P12" style:family="paragraph" style:parent-style-name="Normal">
      <style:paragraph-properties fo:margin-top="0.423cm"/>
    </style:style>
    <style:style style:name="T12_1" style:family="text"/>
    <style:style style:name="T12_2" style:family="text">
      <style:text-properties fo:font-style="italic" style:font-style-asian="italic" style:font-style-complex="italic" fo:language="none" fo:language-asian="none" fo:language-complex="none"/>
    </style:style>
    <style:style style:name="T12_3" style:family="text"/>
    <style:style style:name="T12_4" style:family="text">
      <style:text-properties fo:font-style="italic" style:font-style-asian="italic" style:font-style-complex="italic" fo:language="none" fo:language-asian="none" fo:language-complex="none"/>
    </style:style>
    <style:style style:name="T12_5" style:family="text"/>
    <style:style style:name="T12_6" style:family="text">
      <style:text-properties fo:font-style="italic" style:font-style-asian="italic" style:font-style-complex="italic" fo:language="none" fo:language-asian="none" fo:language-complex="none"/>
    </style:style>
    <style:style style:name="T12_7" style:family="text"/>
    <style:style style:name="P13" style:family="paragraph" style:parent-style-name="Normal">
      <style:paragraph-properties fo:margin-top="0.423cm" fo:margin-bottom="0.423cm"/>
    </style:style>
    <style:style style:name="T13_1" style:family="text"/>
    <style:style style:name="P14" style:family="paragraph" style:parent-style-name="Normal">
      <style:paragraph-properties fo:margin-top="0.353cm"/>
    </style:style>
    <style:style style:name="T1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5" style:family="paragraph" style:parent-style-name="Normal">
      <style:paragraph-properties fo:margin-top="0cm"/>
    </style:style>
    <style:style style:name="T1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6" style:family="paragraph" style:parent-style-name="Normal">
      <style:paragraph-properties fo:margin-top="0cm"/>
    </style:style>
    <style:style style:name="T1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17" style:family="paragraph" style:parent-style-name="Normal">
      <style:paragraph-properties fo:margin-top="0.423cm"/>
    </style:style>
    <style:style style:name="T17_1" style:family="text"/>
    <style:style style:name="T17_2" style:family="text">
      <style:text-properties fo:font-style="italic" style:font-style-asian="italic" style:font-style-complex="italic" fo:language="none" fo:language-asian="none" fo:language-complex="none"/>
    </style:style>
    <style:style style:name="T17_3" style:family="text"/>
    <style:style style:name="T17_4" style:family="text">
      <style:text-properties fo:font-style="italic" style:font-style-asian="italic" style:font-style-complex="italic" fo:language="none" fo:language-asian="none" fo:language-complex="none"/>
    </style:style>
    <style:style style:name="T17_5" style:family="text"/>
    <style:style style:name="P18" style:family="paragraph" style:parent-style-name="Normal">
      <style:paragraph-properties fo:margin-top="0.423cm" fo:margin-bottom="0.423cm"/>
    </style:style>
    <style:style style:name="T18_1" style:family="text"/>
    <style:style style:name="T18_2" style:family="text">
      <style:text-properties fo:font-style="italic" style:font-style-asian="italic" style:font-style-complex="italic" fo:language="none" fo:language-asian="none" fo:language-complex="none"/>
    </style:style>
    <style:style style:name="T18_3" style:family="text"/>
    <style:style style:name="T18_4" style:family="text">
      <style:text-properties fo:font-style="italic" style:font-style-asian="italic" style:font-style-complex="italic" fo:language="none" fo:language-asian="none" fo:language-complex="none"/>
    </style:style>
    <style:style style:name="T18_5" style:family="text"/>
    <style:style style:name="T18_6" style:family="text">
      <style:text-properties fo:font-style="italic" style:font-style-asian="italic" style:font-style-complex="italic" fo:language="none" fo:language-asian="none" fo:language-complex="none"/>
    </style:style>
    <style:style style:name="T18_7" style:family="text"/>
    <style:style style:name="P19" style:family="paragraph" style:parent-style-name="Normal">
      <style:paragraph-properties fo:margin-top="0.353cm"/>
    </style:style>
    <style:style style:name="T1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0" style:family="paragraph" style:parent-style-name="Normal">
      <style:paragraph-properties fo:margin-top="0cm"/>
    </style:style>
    <style:style style:name="T2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1" style:family="paragraph" style:parent-style-name="Normal">
      <style:paragraph-properties fo:margin-top="0cm"/>
    </style:style>
    <style:style style:name="T2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2" style:family="paragraph" style:parent-style-name="Normal">
      <style:paragraph-properties fo:margin-top="0cm"/>
    </style:style>
    <style:style style:name="T2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3" style:family="paragraph" style:parent-style-name="Normal">
      <style:paragraph-properties fo:margin-top="0cm"/>
    </style:style>
    <style:style style:name="T2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24" style:family="paragraph" style:parent-style-name="Normal">
      <style:paragraph-properties fo:margin-top="0.423cm"/>
    </style:style>
    <style:style style:name="T24_1" style:family="text"/>
    <style:style style:name="P25" style:family="paragraph" style:parent-style-name="Normal">
      <style:paragraph-properties fo:margin-top="0.423cm"/>
    </style:style>
    <style:style style:name="T25_1" style:family="text"/>
    <style:style style:name="T25_2" style:family="text">
      <style:text-properties fo:font-style="italic" style:font-style-asian="italic" style:font-style-complex="italic" fo:language="none" fo:language-asian="none" fo:language-complex="none"/>
    </style:style>
    <style:style style:name="T25_3" style:family="text"/>
    <style:style style:name="T25_4" style:family="text">
      <style:text-properties fo:font-style="italic" style:font-style-asian="italic" style:font-style-complex="italic" fo:language="none" fo:language-asian="none" fo:language-complex="none"/>
    </style:style>
    <style:style style:name="T25_5" style:family="text"/>
    <style:style style:name="P26" style:family="paragraph" style:parent-style-name="Heading_20_3">
      <style:paragraph-properties fo:margin-top="0.496cm" fo:margin-bottom="0.496cm"/>
    </style:style>
    <style:style style:name="T26_1" style:family="text">
      <style:text-properties fo:font-style="normal" style:font-style-asian="normal" style:font-name="Times New Roman" style:font-name-asian="Times New Roman" style:font-name-complex="Times New Roman" fo:language="none" fo:language-asian="none" fo:language-complex="none"/>
    </style:style>
    <style:style style:name="P27" style:family="paragraph" style:parent-style-name="Normal">
      <style:paragraph-properties fo:margin-top="0.423cm"/>
    </style:style>
    <style:style style:name="T27_1" style:family="text"/>
    <style:style style:name="P28" style:family="paragraph" style:parent-style-name="Normal">
      <style:paragraph-properties fo:margin-top="0.423cm" fo:margin-bottom="0.423cm"/>
    </style:style>
    <style:style style:name="T28_1" style:family="text"/>
    <style:style style:name="T28_2" style:family="text">
      <style:text-properties fo:font-style="italic" style:font-style-asian="italic" style:font-style-complex="italic" fo:language="none" fo:language-asian="none" fo:language-complex="none"/>
    </style:style>
    <style:style style:name="T28_3" style:family="text"/>
    <style:style style:name="T28_4" style:family="text">
      <style:text-properties fo:font-style="italic" style:font-style-asian="italic" style:font-style-complex="italic" fo:language="none" fo:language-asian="none" fo:language-complex="none"/>
    </style:style>
    <style:style style:name="T28_5" style:family="text"/>
    <style:style style:name="T28_6" style:family="text">
      <style:text-properties fo:font-style="italic" style:font-style-asian="italic" style:font-style-complex="italic" fo:language="none" fo:language-asian="none" fo:language-complex="none"/>
    </style:style>
    <style:style style:name="T28_7" style:family="text"/>
    <style:style style:name="T28_8" style:family="text">
      <style:text-properties fo:font-style="italic" style:font-style-asian="italic" style:font-style-complex="italic" fo:language="none" fo:language-asian="none" fo:language-complex="none"/>
    </style:style>
    <style:style style:name="T28_9" style:family="text"/>
    <style:style style:name="T28_10" style:family="text">
      <style:text-properties fo:font-style="italic" style:font-style-asian="italic" style:font-style-complex="italic" fo:language="none" fo:language-asian="none" fo:language-complex="none"/>
    </style:style>
    <style:style style:name="T28_11" style:family="text"/>
    <style:style style:name="P29" style:family="paragraph" style:parent-style-name="Normal">
      <style:paragraph-properties fo:margin-top="0.353cm"/>
    </style:style>
    <style:style style:name="T2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0" style:family="paragraph" style:parent-style-name="Normal">
      <style:paragraph-properties fo:margin-top="0cm"/>
    </style:style>
    <style:style style:name="T3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1" style:family="paragraph" style:parent-style-name="Normal">
      <style:paragraph-properties fo:margin-top="0cm"/>
    </style:style>
    <style:style style:name="T3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2" style:family="paragraph" style:parent-style-name="Normal">
      <style:paragraph-properties fo:margin-top="0cm"/>
    </style:style>
    <style:style style:name="T3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3" style:family="paragraph" style:parent-style-name="Normal">
      <style:paragraph-properties fo:margin-top="0cm"/>
    </style:style>
    <style:style style:name="T3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4" style:family="paragraph" style:parent-style-name="Normal">
      <style:paragraph-properties fo:margin-top="0cm"/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5" style:family="paragraph" style:parent-style-name="Normal">
      <style:paragraph-properties fo:margin-top="0cm"/>
    </style:style>
    <style:style style:name="T3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6" style:family="paragraph" style:parent-style-name="Normal">
      <style:paragraph-properties fo:margin-top="0.423cm" fo:margin-bottom="0.423cm"/>
    </style:style>
    <style:style style:name="T36_1" style:family="text"/>
    <style:style style:name="P37" style:family="paragraph" style:parent-style-name="Normal">
      <style:paragraph-properties fo:margin-top="0.353cm"/>
    </style:style>
    <style:style style:name="T3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8" style:family="paragraph" style:parent-style-name="Normal">
      <style:paragraph-properties fo:margin-top="0cm"/>
    </style:style>
    <style:style style:name="T3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39" style:family="paragraph" style:parent-style-name="Normal">
      <style:paragraph-properties fo:margin-top="0cm"/>
    </style:style>
    <style:style style:name="T3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0" style:family="paragraph" style:parent-style-name="Normal">
      <style:paragraph-properties fo:margin-top="0cm"/>
    </style:style>
    <style:style style:name="T4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1" style:family="paragraph" style:parent-style-name="Normal">
      <style:paragraph-properties fo:margin-top="0cm"/>
    </style:style>
    <style:style style:name="T41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2" style:family="paragraph" style:parent-style-name="Normal">
      <style:paragraph-properties fo:margin-top="0cm"/>
    </style:style>
    <style:style style:name="T42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3" style:family="paragraph" style:parent-style-name="Normal">
      <style:paragraph-properties fo:margin-top="0cm"/>
    </style:style>
    <style:style style:name="T43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4" style:family="paragraph" style:parent-style-name="Normal">
      <style:paragraph-properties fo:margin-top="0cm"/>
    </style:style>
    <style:style style:name="T44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5" style:family="paragraph" style:parent-style-name="Normal">
      <style:paragraph-properties fo:margin-top="0cm"/>
    </style:style>
    <style:style style:name="T45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6" style:family="paragraph" style:parent-style-name="Normal">
      <style:paragraph-properties fo:margin-top="0cm"/>
    </style:style>
    <style:style style:name="T46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7" style:family="paragraph" style:parent-style-name="Normal">
      <style:paragraph-properties fo:margin-top="0cm"/>
    </style:style>
    <style:style style:name="T47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8" style:family="paragraph" style:parent-style-name="Normal">
      <style:paragraph-properties fo:margin-top="0cm"/>
    </style:style>
    <style:style style:name="T48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49" style:family="paragraph" style:parent-style-name="Normal">
      <style:paragraph-properties fo:margin-top="0cm"/>
    </style:style>
    <style:style style:name="T49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0" style:family="paragraph" style:parent-style-name="Normal">
      <style:paragraph-properties fo:margin-top="0cm"/>
    </style:style>
    <style:style style:name="T50_1" style:family="text">
      <style:text-properties style:font-name="Courier New" fo:font-size="10pt" style:font-name-asian="Courier New" style:font-size-asian="10pt" style:font-name-complex="Courier New" style:font-size-complex="10pt" fo:language="none" fo:language-asian="none" fo:language-complex="none"/>
    </style:style>
    <style:style style:name="P51" style:family="paragraph" style:parent-style-name="Normal">
      <style:paragraph-properties fo:margin-top="0.423cm"/>
    </style:style>
    <style:style style:name="T51_1" style:family="text"/>
    <style:style style:name="T51_2" style:family="text">
      <style:text-properties fo:font-style="italic" style:font-style-asian="italic" style:font-style-complex="italic" fo:language="none" fo:language-asian="none" fo:language-complex="none"/>
    </style:style>
    <style:style style:name="T51_3" style:family="text"/>
    <style:style style:name="T51_4" style:family="text">
      <style:text-properties fo:font-style="italic" style:font-style-asian="italic" style:font-style-complex="italic" fo:language="none" fo:language-asian="none" fo:language-complex="none"/>
    </style:style>
    <style:style style:name="T51_5" style:family="text"/>
    <style:style style:name="P52" style:family="paragraph" style:parent-style-name="Heading_20_2">
      <style:paragraph-properties fo:margin-top="0.527cm" fo:margin-bottom="0.527cm"/>
    </style:style>
    <style:style style:name="T52_1" style:family="text">
      <style:text-properties fo:font-style="normal" style:font-style-asian="normal" style:font-style-complex="normal" style:font-name="Times New Roman" style:font-name-asian="Times New Roman" style:font-name-complex="Times New Roman" fo:language="none" fo:language-asian="none" fo:language-complex="none"/>
    </style:style>
    <style:style style:name="P53" style:family="paragraph" style:parent-style-name="Normal">
      <style:paragraph-properties fo:margin-top="0.423cm" fo:margin-bottom="0.423cm"/>
    </style:style>
    <style:style style:name="T53_1" style:family="text"/>
  </office:automatic-styles>
  <office:body>
    <office:text>
      <text:h text:style-name="P1" text:outline-level="1"><text:span text:style-name="T1_1">Bitcoin<text:s/>Cryptography<text:s/>-<text:s/>Hashing<text:s/>Algorithms</text:span></text:h>
      <table:table table:style-name="Table1">
        <table:table-column table:style-name="Column1"/>
        <table:table-column table:style-name="Column2"/>
        <table:table-row table:style-name="Row1">
          <table:table-cell table:style-name="Cell1">
            <text:p text:style-name="P2"><text:span text:style-name="T2_1">Author</text:span></text:p>
          </table:table-cell>
          <table:table-cell table:style-name="Cell2">
            <text:p text:style-name="P3"><text:span text:style-name="T3_1">josh</text:span></text:p>
          </table:table-cell>
        </table:table-row>
        <table:table-row table:style-name="Row2">
          <table:table-cell table:style-name="Cell3">
            <text:p text:style-name="P4"><text:span text:style-name="T4_1">Date</text:span></text:p>
          </table:table-cell>
          <table:table-cell table:style-name="Cell4">
            <text:p text:style-name="P5"><text:span text:style-name="T5_1">2020-01-20<text:s/>14:05:13</text:span></text:p>
          </table:table-cell>
        </table:table-row>
      </table:table>
      <text:h text:style-name="P6" text:outline-level="2"><text:span text:style-name="T6_1">Overview</text:span></text:h>
      <text:p text:style-name="P7"><text:span text:style-name="T7_1">At<text:s/>the<text:s/>core<text:s/>of<text:s/></text:span><text:span text:style-name="T7_2">crypto</text:span><text:span text:style-name="T7_3">currencies<text:s/>lies<text:s/>the<text:s/>science<text:s/>of<text:s/>cryptography.<text:s/>These<text:s/>mathematically<text:s/>secured<text:s/>and<text:s/>provable<text:s/>algorithms<text:s/>allow<text:s/>currencies<text:s/>like<text:s/>Bitcoin<text:s/>to<text:s/>be<text:s/>built<text:s/>in<text:s/>a<text:s/>way<text:s/>that's<text:s/>peer-to-peer<text:s/>instead<text:s/>of<text:s/>based<text:s/>on<text:s/>corporate<text:s/>or<text:s/>governmental<text:s/>trust.</text:span></text:p>
      <text:p text:style-name="P8"><text:span text:style-name="T8_1">One<text:s/>of<text:s/>the<text:s/>key<text:s/>classes<text:s/>of<text:s/>cryptographic<text:s/>algorithms<text:s/>used<text:s/>in<text:s/>cryptocurrencies<text:s/>is<text:s/></text:span><text:span text:style-name="T8_2">hashing<text:s/>algorithms</text:span><text:span text:style-name="T8_3"><text:s/>-<text:s/>powerful<text:s/>one-way<text:s/>functions<text:s/>with<text:s/>a<text:s/>broad<text:s/>set<text:s/>of<text:s/>interesting<text:s/>applications.<text:s/>Let's<text:s/>learn<text:s/>about<text:s/>some<text:s/>of<text:s/>the<text:s/>important<text:s/>properties<text:s/>of<text:s/>hash<text:s/>functions<text:s/>and<text:s/>how<text:s/>they<text:s/>are<text:s/>used<text:s/>in<text:s/>Bitcoin.</text:span></text:p>
      <text:h text:style-name="P9" text:outline-level="2"><text:span text:style-name="T9_1">All<text:s/>About<text:s/>Hashes</text:span></text:h>
      <text:h text:style-name="P10" text:outline-level="3"><text:span text:style-name="T10_1">Properties<text:s/>of<text:s/>Hash<text:s/>Functions</text:span></text:h>
      <text:p text:style-name="P11"><text:span text:style-name="T11_1">Hash<text:s/>functions<text:s/>have<text:s/>a<text:s/>few<text:s/>key<text:s/>properties<text:s/>that<text:s/>make<text:s/>them<text:s/>incredibly<text:s/>useful<text:s/>and<text:s/>secure.<text:s/>Hash<text:s/>functions<text:s/>are<text:s/>one-way,<text:s/>they<text:s/>are<text:s/>preimage<text:s/>resistant<text:s/>(for<text:s/>crypto-secure<text:s/>versions),<text:s/>and<text:s/>are<text:s/>deterministic.</text:span></text:p>
      <text:p text:style-name="P12"><text:span text:style-name="T12_1">The<text:s/>first<text:s/>property<text:s/>is<text:s/>that<text:s/>hash<text:s/>functions<text:s/>are<text:s/></text:span><text:span text:style-name="T12_2">one-way<text:s/>-<text:s/></text:span><text:span text:style-name="T12_3">you<text:s/>cannot<text:s/>go<text:s/>backwards<text:s/>from<text:s/>a<text:s/>hash<text:s/>output<text:s/>(called<text:s/>the<text:s/></text:span><text:span text:style-name="T12_4">digest<text:s/></text:span><text:span text:style-name="T12_5">or<text:s/>the<text:s/></text:span><text:span text:style-name="T12_6">hash</text:span><text:span text:style-name="T12_7">)<text:s/>back<text:s/>to<text:s/>the<text:s/>original<text:s/>input.<text:s/>These<text:s/>functions<text:s/>are<text:s/>sometimes<text:s/>referred<text:s/>to<text:s/>as<text:s/>"trapdoor<text:s/>functions",<text:s/>because<text:s/>once<text:s/>an<text:s/>input<text:s/>falls<text:s/>into<text:s/>the<text:s/>trapdoor<text:s/>of<text:s/>the<text:s/>hash<text:s/>function,<text:s/>there<text:s/>is<text:s/>no<text:s/>coming<text:s/>back<text:s/>to<text:s/>the<text:s/>original<text:s/>message!</text:span></text:p>
      <text:p text:style-name="P13"><text:span text:style-name="T13_1">For<text:s/>example,<text:s/>let's<text:s/>look<text:s/>at<text:s/>the<text:s/>SHA-256<text:s/>hash<text:s/>of<text:s/>the<text:s/>message<text:s/>"Hello<text:s/>there!":</text:span></text:p>
      <text:p text:style-name="P14"><text:span text:style-name="T14_1">&gt;&gt;&gt;<text:s/>from<text:s/>hashlib<text:s/>import<text:s/>sha256</text:span></text:p>
      <text:p text:style-name="P15"><text:span text:style-name="T15_1">&gt;&gt;&gt;<text:s/>sha256(b"Hello<text:s/>there!").hexdigest()</text:span></text:p>
      <text:p text:style-name="P16"><text:span text:style-name="T16_1">'89b8b8e486421463d7e0f5caf60fb9cb35ce169b76e657ab21fc4d1d6b093603'</text:span></text:p>
      <text:p text:style-name="P17"><text:span text:style-name="T17_1">The<text:s/>message<text:s/>"Hello<text:s/>there!"<text:s/>is<text:s/>run<text:s/>through<text:s/>the<text:s/>function<text:s/>to<text:s/>create<text:s/>the<text:s/>digest<text:s/>"89b8b8e...".<text:s/>There<text:s/>is</text:span><text:span text:style-name="T17_2"><text:s/></text:span><text:span text:style-name="T17_3">no<text:s/>algorithm<text:s/>for<text:s/>going<text:s/>backwards<text:s/>-<text:s/>so<text:s/>if<text:s/>all<text:s/>you<text:s/>have<text:s/>is<text:s/>the<text:s/>hash<text:s/>output<text:s/>"89b8b8e..."<text:s/>and<text:s/>you<text:s/>want<text:s/>to<text:s/>know<text:s/>the<text:s/>original<text:s/>input,<text:s/>the<text:s/></text:span><text:span text:style-name="T17_4">only<text:s/>way</text:span><text:span text:style-name="T17_5"><text:s/>to<text:s/>find<text:s/>it<text:s/>is<text:s/>to<text:s/>guess<text:s/>inputs<text:s/>until<text:s/>you<text:s/>find<text:s/>a<text:s/>matching<text:s/>digest!<text:s/>For<text:s/>example,<text:s/>this<text:s/>is<text:s/>how<text:s/>cracking<text:s/>passwords<text:s/>works.<text:s/>Attackers<text:s/>compromise<text:s/>a<text:s/>database<text:s/>of<text:s/>hashes,<text:s/>not<text:s/>plaintext<text:s/>passwords.<text:s/>They<text:s/>have<text:s/>dictionaries<text:s/>of<text:s/>common<text:s/>passwords<text:s/>that<text:s/>users<text:s/>use,<text:s/>and<text:s/>run<text:s/>those<text:s/>guesses<text:s/>through<text:s/>the<text:s/>hashing<text:s/>algorithm<text:s/>until<text:s/>a<text:s/>matching<text:s/>hash<text:s/>is<text:s/>found<text:s/>in<text:s/>the<text:s/>database.<text:s/></text:span></text:p>
      <text:p text:style-name="P18"><text:span text:style-name="T18_1">This<text:s/>leads<text:s/>us<text:s/>to<text:s/>the<text:s/>second<text:s/>useful<text:s/>property<text:s/>of<text:s/>cryptographically<text:s/>secure<text:s/>hashing<text:s/>algorithms<text:s/>known<text:s/>as<text:s/></text:span><text:span text:style-name="T18_2">preimage<text:s/>resistance</text:span><text:span text:style-name="T18_3">.<text:s/>These<text:s/>algorithms<text:s/>are<text:s/>designed<text:s/>such<text:s/>that<text:s/>there<text:s/>is<text:s/>not<text:s/>a<text:s/></text:span><text:span text:style-name="T18_4">predictable<text:s/>pattern</text:span><text:span text:style-name="T18_5"><text:s/>from<text:s/>inputs<text:s/>to<text:s/>outputs<text:s/>that<text:s/>might<text:s/>make<text:s/>it<text:s/>easier<text:s/>to<text:s/>guess.<text:s/>If<text:s/>you<text:s/>have<text:s/>the<text:s/>hash<text:s/>output<text:s/>"89b8b8e..."<text:s/>from<text:s/>above,<text:s/>there's<text:s/>nothing<text:s/>at<text:s/>all<text:s/>in<text:s/>that<text:s/>hash<text:s/>that<text:s/>points<text:s/>you<text:s/>in<text:s/>the<text:s/>direction<text:s/>of<text:s/>what<text:s/>the<text:s/>original<text:s/>input<text:s/>might<text:s/>be.<text:s/>An<text:s/>interesting<text:s/>part<text:s/>of<text:s/>good<text:s/>algorithms<text:s/>that<text:s/>relates<text:s/>to<text:s/>preimage<text:s/>resistance<text:s/>is<text:s/>the<text:s/></text:span><text:span text:style-name="T18_6">waterfall<text:s/>effect</text:span><text:span text:style-name="T18_7">,<text:s/>where<text:s/>changing<text:s/>the<text:s/>input<text:s/>even<text:s/>slightly<text:s/>results<text:s/>in<text:s/>a<text:s/>drastically<text:s/>different<text:s/>output:</text:span></text:p>
      <text:p text:style-name="P19"><text:span text:style-name="T19_1">&gt;&gt;&gt;<text:s/>from<text:s/>hashlib<text:s/>import<text:s/>sha256</text:span></text:p>
      <text:p text:style-name="P20"><text:span text:style-name="T20_1">&gt;&gt;&gt;<text:s/>sha256(b"Hello<text:s/>there!").hexdigest()</text:span></text:p>
      <text:p text:style-name="P21"><text:span text:style-name="T21_1">'89b8b8e486421463d7e0f5caf60fb9cb35ce169b76e657ab21fc4d1d6b093603'</text:span></text:p>
      <text:p text:style-name="P22"><text:span text:style-name="T22_1">&gt;&gt;&gt;<text:s/>sha256(b"Hello<text:s/>there").hexdigest()</text:span></text:p>
      <text:p text:style-name="P23"><text:span text:style-name="T23_1">'4e47826698bb4630fb4451010062fadbf85d61427cbdfaed7ad0f23f239bed89'</text:span></text:p>
      <text:p text:style-name="P24"><text:span text:style-name="T24_1">Notice<text:s/>that<text:s/>simply<text:s/>changing<text:s/>one<text:s/>character<text:s/>in<text:s/>the<text:s/>input<text:s/>(the<text:s/>'!')<text:s/>results<text:s/>in<text:s/>a<text:s/>hash<text:s/>that's<text:s/>nowhere<text:s/>near<text:s/>the<text:s/>first<text:s/>hash.</text:span></text:p>
      <text:p text:style-name="P25"><text:span text:style-name="T25_1">The<text:s/>third<text:s/>useful<text:s/>property<text:s/>of<text:s/>these<text:s/>functions<text:s/>is<text:s/>that<text:s/>they<text:s/>are<text:s/></text:span><text:span text:style-name="T25_2">deterministic.</text:span><text:span text:style-name="T25_3"><text:s/>We<text:s/>know<text:s/>that<text:s/>they<text:s/>are<text:s/>one<text:s/>way<text:s/>-<text:s/>but<text:s/>it<text:s/>also<text:s/>turns<text:s/>out<text:s/>that<text:s/>the<text:s/>output<text:s/>is<text:s/></text:span><text:span text:style-name="T25_4">always<text:s/>the<text:s/>same</text:span><text:span text:style-name="T25_5"><text:s/>for<text:s/>a<text:s/>particular<text:s/>input.<text:s/>From<text:s/>our<text:s/>example,<text:s/>feeding<text:s/>"Hello<text:s/>there!"<text:s/>into<text:s/>a<text:s/>properly-implemented<text:s/>SHA-256<text:s/>function<text:s/>will<text:s/>always<text:s/>give<text:s/>the<text:s/>output<text:s/>value<text:s/>"89b8b83...".<text:s/>This<text:s/>is<text:s/>critical<text:s/>for<text:s/>the<text:s/>use<text:s/>of<text:s/>hash<text:s/>functions,<text:s/>as<text:s/>it<text:s/>means<text:s/>someone<text:s/>with<text:s/>a<text:s/>hash<text:s/>and<text:s/>an<text:s/>input<text:s/>can<text:s/>verify<text:s/>the<text:s/>correctness<text:s/>of<text:s/>a<text:s/>message.<text:s/>For<text:s/>example,<text:s/>a<text:s/>software<text:s/>developer<text:s/>can<text:s/>give<text:s/>you<text:s/>an<text:s/>expected<text:s/>hash<text:s/>for<text:s/>their<text:s/>program<text:s/>along<text:s/>with<text:s/>the<text:s/>binary.<text:s/>You<text:s/>can<text:s/>then<text:s/>run<text:s/>the<text:s/>binary<text:s/>through<text:s/>the<text:s/>hash<text:s/>algorithm<text:s/>to<text:s/>verify<text:s/>the<text:s/>program<text:s/>has<text:s/>not<text:s/>been<text:s/>tampered<text:s/>with<text:s/>on<text:s/>its<text:s/>way<text:s/>to<text:s/>you!</text:span></text:p>
      <text:h text:style-name="P26" text:outline-level="3"><text:span text:style-name="T26_1">Hashing<text:s/>in<text:s/>Bitcoin</text:span></text:h>
      <text:p text:style-name="P27"><text:span text:style-name="T27_1">There<text:s/>are<text:s/>two<text:s/>primary<text:s/>hash<text:s/>functions<text:s/>used<text:s/>in<text:s/>Bitcoin:<text:s/>SHA-256<text:s/>and<text:s/>RIPEMD160.<text:s/>SHA2<text:s/>was<text:s/>developed<text:s/>by<text:s/>the<text:s/>US<text:s/>National<text:s/>Security<text:s/>Agency<text:s/>(NSA)<text:s/>and<text:s/>first<text:s/>published<text:s/>in<text:s/>2001.<text:s/>RIPE<text:s/>on<text:s/>the<text:s/>other<text:s/>hand<text:s/>was<text:s/>developed<text:s/>by<text:s/>a<text:s/>group<text:s/>of<text:s/>researchers<text:s/>in<text:s/>the<text:s/>EU<text:s/>and<text:s/>released<text:s/>in<text:s/>1992<text:s/>with<text:s/>an<text:s/>update<text:s/>in<text:s/>1996.<text:s/>It's<text:s/>interesting<text:s/>to<text:s/>note<text:s/>that<text:s/>Satoshi<text:s/>chose<text:s/>algorithms<text:s/>created<text:s/>in<text:s/>two<text:s/>very<text:s/>different<text:s/>ways,<text:s/>so<text:s/>if<text:s/>one<text:s/>does<text:s/>not<text:s/>trust<text:s/>the<text:s/>NSA<text:s/>or<text:s/>not<text:s/>trust<text:s/>open-source<text:s/>developed<text:s/>algorithms,<text:s/>there's<text:s/>layers<text:s/>of<text:s/>security<text:s/>built<text:s/>in<text:s/>since<text:s/>both<text:s/>algorithms<text:s/>are<text:s/>used<text:s/>in<text:s/>the<text:s/>system.</text:span></text:p>
      <text:p text:style-name="P28"><text:span text:style-name="T28_1">Now<text:s/>what<text:s/>about<text:s/>how<text:s/>these<text:s/>are<text:s/>used?<text:s/>The<text:s/>first<text:s/>application<text:s/>is<text:s/>in<text:s/></text:span><text:span text:style-name="T28_2">Proof-of-Wor</text:span><text:span text:style-name="T28_3">k</text:span><text:span text:style-name="T28_4"><text:s/>Mining</text:span><text:span text:style-name="T28_5">.<text:s/>POW<text:s/>is<text:s/>used<text:s/>to<text:s/>validate<text:s/>transactions<text:s/>and<text:s/>issue<text:s/>new<text:s/>coins<text:s/>on<text:s/>the<text:s/>peer-to-peer<text:s/>network<text:s/>without<text:s/>the<text:s/>need<text:s/>for<text:s/>trust.<text:s/>Every<text:s/>10<text:s/>minutes,<text:s/>miners<text:s/>construct<text:s/>a<text:s/>potential<text:s/></text:span><text:span text:style-name="T28_6">block</text:span><text:span text:style-name="T28_7"><text:s/>of<text:s/>transactions.<text:s/>They<text:s/>take<text:s/>the<text:s/>block<text:s/>header<text:s/>information<text:s/>and<text:s/>a<text:s/>random<text:s/>value<text:s/>called<text:s/>the<text:s/></text:span><text:span text:style-name="T28_8">nonce</text:span><text:span text:style-name="T28_9"><text:s/>through<text:s/>the<text:s/>SHA-256<text:s/>algorithm.<text:s/>If<text:s/>the<text:s/>hash<text:s/>output<text:s/>treated<text:s/>as<text:s/>a<text:s/>256<text:s/>bit<text:s/>number<text:s/>is<text:s/>less<text:s/>than<text:s/>a<text:s/></text:span><text:span text:style-name="T28_10">difficulty<text:s/>target</text:span><text:span text:style-name="T28_11">,<text:s/>the<text:s/>network<text:s/>accepts<text:s/>the<text:s/>Proof-of-Work<text:s/>solution<text:s/>as<text:s/>valid.<text:s/>It<text:s/>take<text:s/>millions<text:s/>of<text:s/>nonce<text:s/>guesses<text:s/>to<text:s/>get<text:s/>to<text:s/>a<text:s/>hash<text:s/>output<text:s/>that<text:s/>meets<text:s/>the<text:s/>difficulty,<text:s/>but<text:s/>once<text:s/>a<text:s/>solution<text:s/>is<text:s/>found<text:s/>anyone<text:s/>on<text:s/>the<text:s/>network<text:s/>can<text:s/>verify<text:s/>it's<text:s/>correct<text:s/>in<text:s/>one<text:s/>step<text:s/>thanks<text:s/>to<text:s/>the<text:s/>deterministic<text:s/>nature<text:s/>of<text:s/>hashes.</text:span></text:p>
      <text:p text:style-name="P29"><text:span text:style-name="T29_1">Ex:</text:span></text:p>
      <text:p text:style-name="P30"><text:span text:style-name="T30_1">Difficulty<text:s/>target<text:s/>is<text:s/>0123abc...</text:span></text:p>
      <text:p text:style-name="P31"><text:span text:style-name="T31_1">"block<text:s/>header<text:s/>info"<text:s/>+<text:s/>0<text:s/>-&gt;<text:s/>SHA-256<text:s/>-&gt;<text:s/>d3a2bb9...</text:span></text:p>
      <text:p text:style-name="P32"><text:span text:style-name="T32_1">"block<text:s/>header<text:s/>info"<text:s/>+<text:s/>1<text:s/>-&gt;<text:s/>SHA-256<text:s/>-&gt;<text:s/>110dbb9...</text:span></text:p>
      <text:p text:style-name="P33"><text:span text:style-name="T33_1">"block<text:s/>header<text:s/>info"<text:s/>+<text:s/>2<text:s/>-&gt;<text:s/>SHA-256<text:s/>-&gt;<text:s/>04a4173...</text:span></text:p>
      <text:p text:style-name="P34"/>
      <text:p text:style-name="P35"><text:span text:style-name="T35_1">0123abc<text:s/>&lt;<text:s/>04a4173,<text:s/>so<text:s/>this<text:s/>meets<text:s/>POW<text:s/>difficulty<text:s/>requirement</text:span></text:p>
      <text:p text:style-name="P36"><text:span text:style-name="T36_1">The<text:s/>second<text:s/>application<text:s/>of<text:s/>hashes<text:s/>in<text:s/>Bitcoin<text:s/>is<text:s/>in<text:s/>address<text:s/>derivation.<text:s/>Bitcoin<text:s/>uses<text:s/>Elliptic<text:s/>Curve<text:s/>Cryptography<text:s/>as<text:s/>part<text:s/>of<text:s/>the<text:s/>address<text:s/>derivation<text:s/>scheme<text:s/>(which<text:s/>will<text:s/>be<text:s/>covered<text:s/>in<text:s/>a<text:s/>later<text:s/>tutorial<text:s/>:),<text:s/>but<text:s/>hashes<text:s/>are<text:s/>also<text:s/>a<text:s/>critical<text:s/>part<text:s/>of<text:s/>the<text:s/>algorithm.<text:s/>Deriving<text:s/>a<text:s/>Bitcoin<text:s/>address<text:s/>looks<text:s/>like<text:s/>this:</text:span></text:p>
      <text:p text:style-name="P37"><text:span text:style-name="T37_1">Ex<text:s/>(not<text:s/>real<text:s/>outputs):</text:span></text:p>
      <text:p text:style-name="P38"><text:span text:style-name="T38_1">Private<text:s/>key:<text:s/>0123456789abc....</text:span></text:p>
      <text:p text:style-name="P39"><text:span text:style-name="T39_1">-&gt;</text:span></text:p>
      <text:p text:style-name="P40"><text:span text:style-name="T40_1">ECDSA</text:span></text:p>
      <text:p text:style-name="P41"><text:span text:style-name="T41_1">-&gt;</text:span></text:p>
      <text:p text:style-name="P42"><text:span text:style-name="T42_1">Public<text:s/>key:<text:s/>af325bc23d...</text:span></text:p>
      <text:p text:style-name="P43"><text:span text:style-name="T43_1">-&gt;</text:span></text:p>
      <text:p text:style-name="P44"><text:span text:style-name="T44_1">SHA-256<text:s/></text:span></text:p>
      <text:p text:style-name="P45"><text:span text:style-name="T45_1">-&gt;</text:span></text:p>
      <text:p text:style-name="P46"><text:span text:style-name="T46_1">RIPEMD160</text:span></text:p>
      <text:p text:style-name="P47"><text:span text:style-name="T47_1">-&gt;</text:span></text:p>
      <text:p text:style-name="P48"><text:span text:style-name="T48_1">base58<text:s/>encoding</text:span></text:p>
      <text:p text:style-name="P49"><text:span text:style-name="T49_1">-&gt;</text:span></text:p>
      <text:p text:style-name="P50"><text:span text:style-name="T50_1">1aDF578G...</text:span></text:p>
      <text:p text:style-name="P51"><text:span text:style-name="T51_1">ECDSA<text:s/>provides<text:s/>one<text:s/>layer<text:s/>of<text:s/>security,<text:s/>but<text:s/>the<text:s/>hashing<text:s/>algorithms<text:s/>provide<text:s/>another!<text:s/>When<text:s/>a<text:s/>user<text:s/>sends<text:s/>funds<text:s/>to<text:s/>another<text:s/>user's<text:s/>address,<text:s/>they<text:s/>are<text:s/>not<text:s/>paying<text:s/>directly<text:s/>to<text:s/>the<text:s/>public<text:s/>key<text:s/>of<text:s/>the<text:s/>receiver.<text:s/>They<text:s/>are<text:s/>actually<text:s/>paying<text:s/>to<text:s/>a<text:s/>"Pay<text:s/>to<text:s/>Public<text:s/>Key<text:s/></text:span><text:span text:style-name="T51_2">Hash</text:span><text:span text:style-name="T51_3">"<text:s/>address.<text:s/>The<text:s/>public<text:s/>key<text:s/>is<text:s/>hashed<text:s/>twice,<text:s/>once<text:s/>with<text:s/>SHA-256<text:s/>and<text:s/>again<text:s/>with<text:s/>RIPEMD160,<text:s/>then<text:s/>encoded.<text:s/>What<text:s/>this<text:s/>does<text:s/>then<text:s/>is<text:s/>masks<text:s/>the<text:s/>receiver's<text:s/>public<text:s/>key<text:s/></text:span><text:span text:style-name="T51_4">until<text:s/>the<text:s/>funds<text:s/>are<text:s/>later<text:s/>spent</text:span><text:span text:style-name="T51_5">.<text:s/>So<text:s/>if<text:s/>a<text:s/>user<text:s/>avoids<text:s/>address<text:s/>reuse,<text:s/>other<text:s/>parties<text:s/>can<text:s/>never<text:s/>know<text:s/>the<text:s/>public<text:s/>key<text:s/>of<text:s/>an<text:s/>address<text:s/>containing<text:s/>any<text:s/>funds.<text:s/>If<text:s/>there's<text:s/>a<text:s/>vulnerability<text:s/>in<text:s/>the<text:s/>way<text:s/>the<text:s/>wallet<text:s/>handles<text:s/>ECDSA<text:s/>or<text:s/>some<text:s/>future<text:s/>problem<text:s/>is<text:s/>found,<text:s/>this<text:s/>provides<text:s/>an<text:s/>extra<text:s/>layer<text:s/>of<text:s/>security<text:s/>over<text:s/>the<text:s/>owner's<text:s/>funds.</text:span></text:p>
      <text:h text:style-name="P52" text:outline-level="2"><text:span text:style-name="T52_1">Hashing<text:s/>-<text:s/>A<text:s/>Critical<text:s/>Part<text:s/>of<text:s/>Bitcoin</text:span></text:h>
      <text:p text:style-name="P53"><text:span text:style-name="T53_1">Looking<text:s/>at<text:s/>the<text:s/>fascinating<text:s/>properties<text:s/>of<text:s/>hashing<text:s/>algorithms,<text:s/>it's<text:s/>clear<text:s/>why<text:s/>they're<text:s/>so<text:s/>useful<text:s/>in<text:s/>a<text:s/>peer-to-peer<text:s/>application<text:s/>like<text:s/>Bitcoin.<text:s/>Thanks<text:s/>to<text:s/>the<text:s/>one-way,<text:s/>preimage<text:s/>resistant,<text:s/>deterministic<text:s/>nature<text:s/>of<text:s/>these<text:s/>algorithms,<text:s/>we<text:s/>can<text:s/>build<text:s/>systems<text:s/>where<text:s/>other<text:s/>users<text:s/>can<text:s/>verify<text:s/>things<text:s/>like<text:s/>mined<text:s/>transactions<text:s/>securely<text:s/>without<text:s/>the<text:s/>need<text:s/>for<text:s/>trust.<text:s/>As<text:s/>well,<text:s/>hashes<text:s/>provide<text:s/>layers<text:s/>of<text:s/>security<text:s/>over<text:s/>fund<text:s/>ownership<text:s/>on<text:s/>the<text:s/>blockchain,<text:s/>thanks<text:s/>to<text:s/>P2PKH<text:s/>addresses.<text:s/>Us<text:s/>Bitcoin<text:s/>fans<text:s/>trust<text:s/>the<text:s/>provability<text:s/>of<text:s/>math<text:s/>more<text:s/>than<text:s/>the<text:s/>fallibility<text:s/>of<text:s/>corporations<text:s/>and<text:s/>governments<text:s/>-<text:s/>who<text:s/>needs<text:s/>trust<text:s/>when<text:s/>you<text:s/>have<text:s/>cryptography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2">
  <office:font-face-decls>
    <style:font-face style:name="Courier New" svg:font-family="Courier New"/>
    <style:font-face style:name="Times New Roman" svg:font-family="Times New Roman"/>
  </office:font-face-decls>
  <office:styles>
    <style:default-style style:family="paragraph">
      <style:paragraph-properties fo:orphans="2" fo:widows="2" style:tab-stop-distance="1.27cm"/>
      <style:text-properties style:use-window-font-color="true" fo:font-size="10pt" style:font-size-asian="10pt" style:font-size-complex="10pt" fo:language="en" fo:language-asian="en" fo:language-complex="ar" fo:country="US" fo:country-asian="US" fo:country-complex="SA"/>
    </style:default-style>
    <style:default-style style:family="table">
      <style:table-properties table:border-model="collapsing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use-optimal-row-height="true"/>
    </style:default-style>
    <style:style style:name="Normal" style:family="paragraph">
      <style:paragraph-properties fo:orphans="2" fo:widows="2"/>
      <style:text-properties fo:font-size="12pt" style:font-size-asian="12pt" style:font-size-complex="12pt"/>
    </style:style>
    <style:style style:name="Heading_20_1" style:display-name="Heading 1" style:family="paragraph" style:parent-style-name="Normal" style:default-outline-level="1">
      <style:paragraph-properties fo:margin-top="0.423cm" fo:margin-bottom="0.106cm" fo:keep-with-next="always"/>
      <style:text-properties fo:font-style="normal" style:font-style-asian="normal" style:font-name="Times New Roman" fo:font-size="24pt" style:font-name-asian="Times New Roman" style:font-size-asian="24pt" style:font-name-complex="Times New Roman" style:font-size-complex="24pt" fo:font-weight="bold" style:font-weight-asian="bold" style:font-weight-complex="bold" style:letter-kerning="true"/>
    </style:style>
    <style:style style:name="Heading_20_2" style:display-name="Heading 2" style:family="paragraph" style:parent-style-name="Normal" style:default-outline-level="2">
      <style:paragraph-properties fo:margin-top="0.423cm" fo:margin-bottom="0.106cm" fo:keep-with-next="always"/>
      <style:text-properties fo:font-style="normal" style:font-style-asian="normal" style:font-style-complex="italic" style:font-name="Times New Roman" fo:font-size="18pt" style:font-name-asian="Times New Roman" style:font-size-asian="18pt" style:font-name-complex="Times New Roman" style:font-size-complex="18pt" fo:font-weight="bold" style:font-weight-asian="bold" style:font-weight-complex="bold"/>
    </style:style>
    <style:style style:name="Heading_20_3" style:display-name="Heading 3" style:family="paragraph" style:parent-style-name="Normal" style:default-outline-level="3">
      <style:paragraph-properties fo:margin-top="0.423cm" fo:margin-bottom="0.106cm" fo:keep-with-next="always"/>
      <style:text-properties fo:font-style="normal" style:font-style-asian="normal" style:font-name="Times New Roman" fo:font-size="14pt" style:font-name-asian="Times New Roman" style:font-size-asian="14pt" style:font-name-complex="Times New Roman" style:font-size-complex="14pt" fo:font-weight="bold" style:font-weight-asian="bold" style:font-weight-complex="bold"/>
    </style:style>
    <style:style style:name="Heading_20_4" style:display-name="Heading 4" style:family="paragraph" style:parent-style-name="Normal" style:default-outline-level="4">
      <style:paragraph-properties fo:margin-top="0.423cm" fo:margin-bottom="0.106cm" fo:keep-with-next="always"/>
      <style:text-properties fo:font-style="normal" style:font-style-asian="normal" style:font-name="Times New Roman" fo:font-size="12pt" style:font-name-asian="Times New Roman" style:font-size-asian="12pt" style:font-name-complex="Times New Roman" style:font-size-complex="12pt" fo:font-weight="bold" style:font-weight-asian="bold" style:font-weight-complex="bold"/>
    </style:style>
    <style:style style:name="Heading_20_5" style:display-name="Heading 5" style:family="paragraph" style:parent-style-name="Normal" style:default-outline-level="5">
      <style:paragraph-properties fo:margin-top="0.423cm" fo:margin-bottom="0.106cm"/>
      <style:text-properties fo:font-style="normal" style:font-style-asian="normal" style:font-style-complex="italic" style:font-name="Times New Roman" fo:font-size="10pt" style:font-name-asian="Times New Roman" style:font-size-asian="10pt" style:font-name-complex="Times New Roman" style:font-size-complex="10pt" fo:font-weight="bold" style:font-weight-asian="bold" style:font-weight-complex="bold"/>
    </style:style>
    <style:style style:name="Heading_20_6" style:display-name="Heading 6" style:family="paragraph" style:parent-style-name="Normal" style:default-outline-level="6">
      <style:paragraph-properties fo:margin-top="0.423cm" fo:margin-bottom="0.106cm"/>
      <style:text-properties fo:font-style="normal" style:font-style-asian="normal" style:font-name="Times New Roman" fo:font-size="8pt" style:font-name-asian="Times New Roman" style:font-size-asian="8pt" style:font-name-complex="Times New Roman" style:font-size-complex="8pt" fo:font-weight="bold" style:font-weight-asian="bold" style:font-weight-complex="bold"/>
    </style:style>
    <style:style style:name="Default_20_Paragraph_20_Font" style:display-name="Default Paragraph Font" style:family="text"/>
    <text:notes-configuration text:note-class="footnote" style:num-format="1" text:start-value="0" text:footnotes-position="page" text:start-numbering-at="documen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2">
  <office:meta>
    <meta:generator>Aspose.Words for Cloud for .NET 20.11.0</meta:generator>
    <dc:title>Bitcoin Cryptography - Hashing Algorithms</dc:title>
    <meta:initial-creator/>
    <dc:creator/>
    <meta:editing-cycles>0</meta:editing-cycles>
    <meta:document-statistic meta:page-count="0" meta:paragraph-count="0" meta:row-count="0" meta:word-count="0" meta:character-count="0" meta:non-whitespace-character-count="0"/>
  </office:meta>
</office:document-meta>
</file>